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1.5173in"/>
    </style:style>
    <style:style style:name="co4" style:family="table-column">
      <style:table-column-properties fo:break-before="auto" style:column-width="2.0547in"/>
    </style:style>
    <style:style style:name="co5" style:family="table-column">
      <style:table-column-properties fo:break-before="auto" style:column-width="2.7547in"/>
    </style:style>
    <style:style style:name="co6" style:family="table-column">
      <style:table-column-properties fo:break-before="auto" style:column-width="3.002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/>
          <table:table-cell table:style-name="ce5" office:value-type="string">
            <text:p>Códigos de Operación Butiá</text:p>
          </table:table-cell>
          <table:table-cell table:style-name="ce5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>
            <text:p>Dispositivo</text:p>
          </table:table-cell>
          <table:table-cell table:style-name="ce1" office:value-type="string">
            <text:p>Código de operación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Parámetros </text:p>
          </table:table-cell>
          <table:table-cell table:style-name="ce1" office:value-type="string">
            <text:p>Retorn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otor</text:p>
          </table:table-cell>
          <table:table-cell office:value-type="string">
            <text:p>0x00</text:p>
          </table:table-cell>
          <table:table-cell office:value-type="string">
            <text:p>setearVelocidad</text:p>
          </table:table-cell>
          <table:table-cell office:value-type="string">
            <text:p>entero con signo = 2 bytes</text:p>
          </table:table-cell>
          <table:table-cell office:value-type="string">
            <text:p>un byte con msj OK o ERROR</text:p>
          </table:table-cell>
        </table:table-row>
        <table:table-row table:style-name="ro1">
          <table:table-cell table:number-columns-repeated="2"/>
          <table:table-cell office:value-type="string">
            <text:p>0x01</text:p>
          </table:table-cell>
          <table:table-cell office:value-type="string">
            <text:p>setearVelocidad con ángulo</text:p>
          </table:table-cell>
          <table:table-cell office:value-type="string">
            <text:p>dos enteros con signo = 4 bytes</text:p>
          </table:table-cell>
          <table:table-cell office:value-type="string">
            <text:p>un byte con msj OK o ERROR</text:p>
          </table:table-cell>
        </table:table-row>
        <table:table-row table:style-name="ro1">
          <table:table-cell table:number-columns-repeated="2"/>
          <table:table-cell office:value-type="string">
            <text:p>0x02</text:p>
          </table:table-cell>
          <table:table-cell office:value-type="string">
            <text:p>setea el ángulo de un motor</text:p>
          </table:table-cell>
          <table:table-cell office:value-type="string">
            <text:p>entero con signo = 2 bytes</text:p>
          </table:table-cell>
          <table:table-cell office:value-type="string">
            <text:p>un byte con msj OK o ERRO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0x00</text:p>
          </table:table-cell>
          <table:table-cell office:value-type="string">
            <text:p>consulta sensor digital</text:p>
          </table:table-cell>
          <table:table-cell office:value-type="string">
            <text:p>no tiene</text:p>
          </table:table-cell>
          <table:table-cell office:value-type="string">
            <text:p>entero con signo = 2 bytes</text:p>
          </table:table-cell>
        </table:table-row>
        <table:table-row table:style-name="ro1">
          <table:table-cell table:number-columns-repeated="2"/>
          <table:table-cell office:value-type="string">
            <text:p>0x01</text:p>
          </table:table-cell>
          <table:table-cell office:value-type="string">
            <text:p>consulta sensor analógico</text:p>
          </table:table-cell>
          <table:table-cell office:value-type="string">
            <text:p>no tiene</text:p>
          </table:table-cell>
          <table:table-cell office:value-type="string">
            <text:p>entero con signo = 2 bytes</text:p>
          </table:table-cell>
        </table:table-row>
        <table:table-row table:style-name="ro1">
          <table:table-cell table:number-columns-repeated="2"/>
          <table:table-cell office:value-type="string">
            <text:p>0x02</text:p>
          </table:table-cell>
          <table:table-cell office:value-type="string">
            <text:p>consulta I^2C</text:p>
          </table:table-cell>
          <table:table-cell office:value-type="string">
            <text:p>no tiene</text:p>
          </table:table-cell>
          <table:table-cell office:value-type="string">
            <text:p>entero con signo = 2 by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arduino</text:p>
          </table:table-cell>
          <table:table-cell office:value-type="string">
            <text:p>0x00</text:p>
          </table:table-cell>
          <table:table-cell office:value-type="string">
            <text:p>ping a la placa</text:p>
          </table:table-cell>
          <table:table-cell office:value-type="string">
            <text:p>no tiene</text:p>
          </table:table-cell>
          <table:table-cell office:value-type="string">
            <text:p>un byte </text:p>
          </table:table-cell>
        </table:table-row>
        <table:table-row table:style-name="ro1">
          <table:table-cell table:number-columns-repeated="2"/>
          <table:table-cell office:value-type="string">
            <text:p>0x01</text:p>
          </table:table-cell>
          <table:table-cell office:value-type="string">
            <text:p>getVersión</text:p>
          </table:table-cell>
          <table:table-cell office:value-type="string">
            <text:p>no tiene</text:p>
          </table:table-cell>
          <table:table-cell office:value-type="string">
            <text:p>un byte </text:p>
          </table:table-cell>
        </table:table-row>
        <table:table-row table:style-name="ro1">
          <table:table-cell table:number-columns-repeated="2"/>
          <table:table-cell office:value-type="string">
            <text:p>0x02</text:p>
          </table:table-cell>
          <table:table-cell office:value-type="string">
            <text:p>getCargaBateria</text:p>
          </table:table-cell>
          <table:table-cell office:value-type="string">
            <text:p>no tiene (se le consulta a cualquier motor)</text:p>
          </table:table-cell>
          <table:table-cell office:value-type="string">
            <text:p>entero con signo multiplicado por 10 = 2 bytes</text:p>
          </table:table-cell>
        </table:table-row>
        <table:table-row table:style-name="ro1">
          <table:table-cell table:number-columns-repeated="2"/>
          <table:table-cell office:value-type="string">
            <text:p>0x03</text:p>
          </table:table-cell>
          <table:table-cell office:value-type="string">
            <text:p>setVelocidad a los 2 motores</text:p>
          </table:table-cell>
          <table:table-cell office:value-type="string">
            <text:p>dos enteros con signo = 4 bytes</text:p>
          </table:table-cell>
          <table:table-cell office:value-type="string">
            <text:p>un byte con msj OK o ERROR</text:p>
          </table:table-cell>
        </table:table-row>
        <table:table-row table:style-name="ro1">
          <table:table-cell/>
          <table:table-cell table:style-name="ce3" table:number-columns-repeated="5"/>
        </table:table-row>
        <table:table-row table:style-name="ro1">
          <table:table-cell/>
          <table:table-cell table:style-name="ce4" office:value-type="string">
            <text:p>Preguntas: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 table:number-columns-repeated="5"/>
        </table:table-row>
        <table:table-row table:style-name="ro1">
          <table:table-cell/>
          <table:table-cell table:style-name="ce4" office:value-type="string">
            <text:p>Cómo identificamos a cual de los motores le estamos hablando? Esta información ya esta contenida en el handler?</text:p>
          </table:table-cell>
          <table:table-cell table:style-name="ce3" table:number-columns-repeated="4"/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>
            <text:p>Notas: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>
            <text:p>Estos códigos de operación son basados en las operaciones de alto nivel que tenemos en las ppts en Proyecto Butia Alto Nivel (al final)</text:p>
          </table:table-cell>
          <table:table-cell table:style-name="Default"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5">03/15/2010</text:date>, <text:time>21:1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8T15:54:36</meta:creation-date>
    <dc:date>2010-03-08T16:20:57</dc:date>
    <meta:editing-duration>PT00H26M23S</meta:editing-duration>
    <meta:editing-cycles>11</meta:editing-cycles>
    <meta:generator>OpenOffice.org/3.0$Linux OpenOffice.org_project/300m15$Build-9379</meta:generator>
    <meta:document-statistic meta:table-count="3" meta:cell-count="53" meta:object-count="0"/>
  </office:meta>
</office:document-meta>
</file>